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Consultar historial de alquileres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consultar el historial de alquilere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quiera consultar el historial de alquileres ( o parte de él)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la categoría en la que quiera buscar (tiempo, vivienda, veces alquilado…)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director seleccionará la opción que desee (por defecto un historial global)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mostrará la información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Las acciones han ocurrido en el orden debido y no han habido problema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3" meta:word-count="143" meta:character-count="891" meta:non-whitespace-character-count="789"/>
    <meta:generator>LibreOfficeDev/6.0.5.2$Linux_X86_64 LibreOffice_project/</meta:generator>
  </office:meta>
</office:document-meta>
</file>